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7">
      <style:text-properties officeooo:paragraph-rsid="00194d49"/>
    </style:style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T1" style:family="text">
      <style:text-properties officeooo:rsid="0017da21"/>
    </style:style>
    <style:style style:name="T2" style:family="text">
      <style:text-properties officeooo:rsid="00194d4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Dashboard Documentation – People Management</text:span></text:h>
      <text:h text:style-name="Heading_20_2" text:outline-level="2"><text:span text:style-name="Strong_20_Emphasis">1. General Information</text:span></text:h>
      <text:p text:style-name="Text_20_body"><text:span text:style-name="Strong_20_Emphasis">Dashboard Name:</text:span> <text:span text:style-name="T1">HR Dashboard</text:span>– <text:span text:style-name="T1">Full Insight</text:span><text:line-break/><text:span text:style-name="Strong_20_Emphasis">Purpose:</text:span> Provide a consolidated view of key workforce indicators, supporting the HR department in making strategic decisions related to promotions, retention, and staff distribution.</text:p>
      <text:p text:style-name="Text_20_body"><text:span text:style-name="Strong_20_Emphasis">Target Users:</text:span></text:p>
      <text:list text:style-name="L1">
        <text:list-item>
          <text:p text:style-name="P1">HR Directors and Managers</text:p>
        </text:list-item>
        <text:list-item>
          <text:p text:style-name="P1">Department Coordinators</text:p>
        </text:list-item>
        <text:list-item>
          <text:p text:style-name="P1">Workforce Planning Team</text:p>
        </text:list-item>
      </text:list>
      <text:p text:style-name="Text_20_body"><text:span text:style-name="Strong_20_Emphasis">Data Source:</text:span></text:p>
      <text:list text:style-name="L2">
        <text:list-item>
          <text:p text:style-name="P2">Active and former employee database (internal HR system)</text:p>
        </text:list-item>
        <text:list-item>
          <text:p text:style-name="P2">Key fields: gender, promotion status, years of service, job level, service status, home-to-work distance</text:p>
        </text:list-item>
      </text:list>
      <text:p text:style-name="Horizontal_20_Line"/>
      <text:h text:style-name="Heading_20_2" text:outline-level="2"><text:span text:style-name="Strong_20_Emphasis">2. Dashboard Structure</text:span></text:h>
      <text:h text:style-name="Heading_20_3" text:outline-level="3"><text:span text:style-name="Strong_20_Emphasis">Tab 1 – Home (Overview)</text:span></text:h>
      <text:p text:style-name="Text_20_body"><text:span text:style-name="Strong_20_Emphasis">Purpose:</text:span> Provide key HR indicators in a single page for a quick understanding of the current workforce situation.</text:p>
      <text:p text:style-name="Text_20_body"><text:span text:style-name="Strong_20_Emphasis">Displayed Metrics:</text:span></text:p>
      <text:list text:style-name="L3">
        <text:list-item>
          <text:p text:style-name="P3"><text:span text:style-name="Strong_20_Emphasis">Total Employees</text:span> – Overall headcount of active employees.</text:p>
        </text:list-item>
        <text:list-item>
          <text:p text:style-name="P3"><text:span text:style-name="Strong_20_Emphasis">Gender Distribution</text:span> – Total number of women and men.</text:p>
        </text:list-item>
        <text:list-item>
          <text:p text:style-name="P3"><text:span text:style-name="Strong_20_Emphasis">Promotion Status</text:span> – Count and percentage of employees <text:span text:style-name="Emphasis">Due for Promotion</text:span> and <text:span text:style-name="Emphasis">Not Due for Promotion</text:span>.</text:p>
        </text:list-item>
        <text:list-item>
          <text:p text:style-name="P3"><text:span text:style-name="Strong_20_Emphasis">Years of Service</text:span> – Number of employees by service range (e.g., 0–1, 1–3, 3–5, 5+ years).</text:p>
        </text:list-item>
        <text:list-item>
          <text:p text:style-name="P3"><text:span text:style-name="Strong_20_Emphasis">Job Level Distribution</text:span> – Employees at each hierarchical level.</text:p>
        </text:list-item>
        <text:list-item>
          <text:p text:style-name="P3"><text:span text:style-name="Strong_20_Emphasis">Service Status</text:span> – Employees <text:span text:style-name="Emphasis">On Service</text:span> and <text:span text:style-name="Emphasis">Will Be Retrenched</text:span>.</text:p>
        </text:list-item>
        <text:list-item>
          <text:p text:style-name="P3"><text:span text:style-name="Strong_20_Emphasis">Residential Distance</text:span> – Pie chart showing the percentage of employees living: very close, close, and very far.</text:p>
        </text:list-item>
      </text:list>
      <text:p text:style-name="Text_20_body"><text:span text:style-name="Strong_20_Emphasis">Interactivity &amp; Filters:</text:span></text:p>
      <text:list text:style-name="L4">
        <text:list-item>
          <text:p text:style-name="P4">Slicers for department, location, gender, and service status</text:p>
        </text:list-item>
        <text:list-item>
          <text:p text:style-name="P4"><text:soft-page-break/>All visuals are cross-filtered and interactive</text:p>
        </text:list-item>
      </text:list>
      <text:p text:style-name="Horizontal_20_Line"/>
      <text:h text:style-name="Heading_20_3" text:outline-level="3"><text:span text:style-name="Strong_20_Emphasis">Tab 2 – Detailed Employee Status</text:span></text:h>
      <text:p text:style-name="Text_20_body"><text:span text:style-name="Strong_20_Emphasis">Purpose:</text:span> Show key KPIs and detailed employee lists for critical HR actions.</text:p>
      <text:p text:style-name="Text_20_body"><text:span text:style-name="Strong_20_Emphasis">Displayed Metrics:</text:span></text:p>
      <text:list text:style-name="L5">
        <text:list-item>
          <text:p text:style-name="P5"><text:span text:style-name="Strong_20_Emphasis">Key KPIs</text:span> – Same as Home tab.</text:p>
        </text:list-item>
        <text:list-item>
          <text:p text:style-name="P5"><text:span text:style-name="Strong_20_Emphasis">Employee List – Due for Promotion</text:span> – Includes columns such as Employee Name, Department, Job Level, Years of Service.</text:p>
        </text:list-item>
        <text:list-item>
          <text:p text:style-name="P5"><text:span text:style-name="Strong_20_Emphasis">Employee List – Will Be Retrenched</text:span> – Includes columns such as Employee Name, Department, Job Level.</text:p>
        </text:list-item>
      </text:list>
      <text:p text:style-name="Text_20_body"><text:span text:style-name="Strong_20_Emphasis">Interactivity &amp; Filters:</text:span></text:p>
      <text:list text:style-name="L6">
        <text:list-item>
          <text:p text:style-name="P6">Filters by department, job level, gender, and service status</text:p>
        </text:list-item>
        <text:list-item>
          <text:p text:style-name="P6">Clicking on KPIs filters both employee lists</text:p>
        </text:list-item>
      </text:list>
      <text:p text:style-name="Horizontal_20_Line"/>
      <text:h text:style-name="Heading_20_3" text:outline-level="3"><text:span text:style-name="Strong_20_Emphasis">Tab 3 – Workforce Insights &amp; Satisfaction</text:span></text:h>
      <text:p text:style-name="Text_20_body"><text:span text:style-name="Strong_20_Emphasis">Purpose:</text:span> Provide insights into satisfaction levels, overtime trends, and departmental breakdowns.</text:p>
      <text:p text:style-name="Text_20_body"><text:span text:style-name="Strong_20_Emphasis">Displayed Metrics:</text:span></text:p>
      <text:list text:style-name="L7">
        <text:list-item>
          <text:p text:style-name="P7"><text:span text:style-name="Strong_20_Emphasis">Key KPIs</text:span> – Same as Home tab.</text:p>
        </text:list-item>
        <text:list-item>
          <text:p text:style-name="P7"><text:span text:style-name="Strong_20_Emphasis">Bar Chart – Employees Will Be Retrenched vs. Due for Promotion</text:span> – Shows total counts for each status category.</text:p>
        </text:list-item>
        <text:list-item>
          <text:p text:style-name="P8"><text:span text:style-name="Strong_20_Emphasis">Bar Chart – Employees by Job Satisfaction</text:span> – Distribution of employees by satisfaction rating (<text:span text:style-name="Strong_20_Emphasis">Low, Medium, High</text:span>)..</text:p>
        </text:list-item>
        <text:list-item>
          <text:p text:style-name="P7"><text:span text:style-name="Strong_20_Emphasis">Pie Chart – Employees by Overtime Status</text:span> – Percentage distribution of employees working overtime or not.</text:p>
        </text:list-item>
        <text:list-item>
          <text:p text:style-name="P7"><text:span text:style-name="Strong_20_Emphasis">KPIs – High Rated % and Low Rated % Employees</text:span> – Percentages of employees with high and low satisfaction scores.</text:p>
        </text:list-item>
        <text:list-item>
          <text:p text:style-name="P7"><text:span text:style-name="Strong_20_Emphasis">Departmental Summary Table</text:span> – Columns: <text:span text:style-name="T2">Job role</text:span>, Total Employees, Total Will Be Retrenched, Total Due for Promotion.</text:p>
        </text:list-item>
      </text:list>
      <text:p text:style-name="Text_20_body"><text:span text:style-name="Strong_20_Emphasis">Interactivity &amp; Filters:</text:span></text:p>
      <text:list text:style-name="L8">
        <text:list-item>
          <text:p text:style-name="P9">Filters for department, job level, gender, satisfaction rating, and overtime status</text:p>
        </text:list-item>
        <text:list-item>
          <text:p text:style-name="P9">Clicking on chart elements filters all visuals and the department table</text:p>
        </text:list-item>
      </text:list>
      <text:p text:style-name="Horizontal_20_Line"/>
      <text:h text:style-name="Heading_20_2" text:outline-level="2"><text:soft-page-break/><text:span text:style-name="Strong_20_Emphasis">3. Best Practices &amp; Recommendations</text:span></text:h>
      <text:list text:style-name="L9">
        <text:list-item>
          <text:p text:style-name="P10">Update datasets weekly to ensure accuracy.</text:p>
        </text:list-item>
        <text:list-item>
          <text:p text:style-name="P10">Monitor residential distance trends for potential commuting issues.</text:p>
        </text:list-item>
        <text:list-item>
          <text:p text:style-name="P10">Review promotion and retrenchment metrics monthly.</text:p>
        </text:list-item>
        <text:list-item>
          <text:p text:style-name="P10">Ensure employee-level data confidentiality (GDPR, LGPD compliance).</text:p>
        </text:list-item>
        <text:list-item>
          <text:p text:style-name="P10">Use conditional formatting in tables to highlight critical values.</text:p>
        </text:list-item>
        <text:list-item>
          <text:p text:style-name="P10">Track satisfaction scores over time and analyze correlation with overtime patterns.</text:p>
        </text:list-item>
      </text:list>
      <text:p text:style-name="Horizontal_20_Line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9T22:36:14.760907600</meta:creation-date>
    <dc:date>2025-08-09T22:49:31.614860300</dc:date>
    <meta:editing-duration>PT2M36S</meta:editing-duration>
    <meta:editing-cycles>1</meta:editing-cycles>
    <meta:document-statistic meta:table-count="0" meta:image-count="0" meta:object-count="0" meta:page-count="3" meta:paragraph-count="52" meta:word-count="487" meta:character-count="3247" meta:non-whitespace-character-count="2822"/>
    <meta:generator>LibreOffice/25.2.4.3$Windows_X86_64 LibreOffice_project/33e196637044ead23f5c3226cde09b47731f7e27</meta:generator>
  </office:meta>
</office:document-meta>
</file>